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1.2083in"/>
    </style:style>
    <style:style style:name="co35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9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409in"/>
    </style:style>
    <style:style style:name="co48" style:family="table-column">
      <style:table-column-properties fo:break-before="auto" style:column-width="2.1654in"/>
    </style:style>
    <style:style style:name="co49" style:family="table-column">
      <style:table-column-properties fo:break-before="auto" style:column-width="1.8736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6008in" fo:break-before="auto" style:use-optimal-row-height="tru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3311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0.3102in" fo:break-before="auto" style:use-optimal-row-height="true"/>
    </style:style>
    <style:style style:name="ro24" style:family="table-row">
      <style:table-row-properties style:row-height="2.6634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4.8402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1.4193in" fo:break-before="auto" style:use-optimal-row-height="true"/>
    </style:style>
    <style:style style:name="ro38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62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background-color="transparent"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91" style:family="table-cell" style:parent-style-name="Default">
      <style:table-cell-properties fo:background-color="#000080"/>
      <style:text-properties fo:color="#ffffff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66"/>
      <style:text-properties style:font-name="Arial" fo:font-size="10pt" fo:font-weight="normal"/>
    </style:style>
    <style:style style:name="ce86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font-size="9pt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ext-properties style:font-name="Arial" fo:font-size="10pt"/>
    </style:style>
    <style:style style:name="ce147" style:family="table-cell" style:parent-style-name="Default">
      <style:table-cell-properties style:vertical-align="top"/>
      <style:text-properties style:font-name="Arial" fo:font-size="10pt"/>
    </style:style>
    <style:style style:name="ce1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ext-properties style:font-name="Arial" fo:font-size="9pt"/>
    </style:style>
    <style:style style:name="ce15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1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1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35" style:family="table-cell" style:parent-style-name="Default">
      <style:text-properties fo:color="#ff0000" fo:font-size="9pt"/>
    </style:style>
    <style:style style:name="ce236" style:family="table-cell" style:parent-style-name="Default">
      <style:text-properties style:use-window-font-color="true" fo:font-size="9pt"/>
    </style:style>
    <style:style style:name="ce237" style:family="table-cell" style:parent-style-name="Default">
      <style:table-cell-properties fo:border="0.0008in solid #000000"/>
      <style:text-properties style:use-window-font-color="true" fo:font-size="9pt"/>
    </style:style>
    <style:style style:name="ce238" style:family="table-cell" style:parent-style-name="Default">
      <style:table-cell-properties fo:border="0.0008in solid #000000"/>
      <style:text-properties fo:font-size="9pt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4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45" style:family="table-cell" style:parent-style-name="Default">
      <style:table-cell-properties fo:background-color="transparent"/>
      <style:text-properties fo:color="#ff0000" fo:font-size="9pt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  <style:style style:name="T9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4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3">
          <table:table-cell table:style-name="ce71"/>
          <table:table-cell table:style-name="ce75" office:value-type="string">
            <text:p>AIO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3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4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Suite:</text:p>
          </table:table-cell>
          <table:table-cell table:style-name="ce85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DMS 2.5.x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7" table:formula="of:=[Summary_Report.F30]" office:value-type="float" office:value="33">
            <text:p>33</text:p>
          </table:table-cell>
          <table:table-cell table:style-name="ce92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5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6">
          <table:table-cell table:style-name="ce73"/>
          <table:table-cell table:style-name="ce78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7">
          <table:table-cell table:style-name="ce73"/>
          <table:table-cell table:style-name="ce79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0" office:value-type="string">
            <text:p>04/Oct/10</text:p>
          </table:table-cell>
          <table:table-cell table:style-name="ce89"/>
          <table:table-cell table:style-name="ce93" office:value-type="string">
            <text:p>Split AIO into products</text:p>
          </table:table-cell>
          <table:table-cell table:style-name="ce103" office:value-type="string">
            <text:p>minh.nguyen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7">
          <table:table-cell table:style-name="ce73"/>
          <table:table-cell table:style-name="ce80" office:value-type="string">
            <text:p>21/Oct/10</text:p>
          </table:table-cell>
          <table:table-cell table:style-name="ce89"/>
          <table:table-cell table:style-name="ce94" office:value-type="string">
            <text:p>CCP-342</text:p>
            <text:p>CCP-419</text:p>
          </table:table-cell>
          <table:table-cell table:style-name="ce103"/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8">
          <table:table-cell table:style-name="ce73"/>
          <table:table-cell table:style-name="ce80"/>
          <table:table-cell table:style-name="ce89"/>
          <table:table-cell table:style-name="ce27" office:value-type="string">
            <text:p>CCP-523</text:p>
            <text:p><text:span text:style-name="T4">CCP-508</text:span></text:p>
            <text:p><text:span text:style-name="T4">CCP-532</text:span></text:p>
          </table:table-cell>
          <table:table-cell table:style-name="ce103"/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9">
          <table:table-cell table:style-name="ce73"/>
          <table:table-cell table:style-name="ce80" office:value-type="string">
            <text:p>1/Nov/10</text:p>
          </table:table-cell>
          <table:table-cell table:style-name="ce89"/>
          <table:table-cell table:style-name="ce27" office:value-type="string">
            <text:p>ECM-5489</text:p>
            <text:p><text:span text:style-name="T4">ECM-5486</text:span></text:p>
            <text:p><text:span text:style-name="T4">CCP-619</text:span></text:p>
            <text:p><text:span text:style-name="T4">CCP-521</text:span></text:p>
            <text:p><text:span text:style-name="T4">CCP-553</text:span></text:p>
            <text:p><text:span text:style-name="T4">ECM-5499</text:span></text:p>
            <text:p><text:span text:style-name="T4">CCP-546</text:span></text:p>
          </table:table-cell>
          <table:table-cell table:style-name="ce103" office:value-type="string">
            <text:p>minh.nguyen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20">
          <table:table-cell table:style-name="ce72"/>
          <table:table-cell table:style-name="ce80"/>
          <table:table-cell table:style-name="ce89"/>
          <table:table-cell table:style-name="ce95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7">- ECM-5446</text:span></text:p>
            <text:p><text:span text:style-name="T7">- ECM-5185</text:span></text:p>
          </table:table-cell>
          <table:table-cell table:style-name="ce96"/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1"/>
          <table:table-cell table:style-name="ce90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1"/>
          <table:table-cell table:style-name="ce90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1"/>
          <table:table-cell table:style-name="ce90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</table:table-cell>
          <table:table-cell table:style-name="ce5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59" office:value-type="string">
            <text:p>ECM-5409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0" office:value-type="string">
            <text:p>ECM-5382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0" office:value-type="string">
            <text:p>WF-85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21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988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1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988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2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988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3">
          <table:table-cell/>
          <table:table-cell table:style-name="ce119" office:value-type="string">
            <text:p>Total Main Cases:</text:p>
          </table:table-cell>
          <table:table-cell table:style-name="ce124" table:formula="of:=MAX([.A7:.A971])" office:value-type="float" office:value="1" table:number-columns-spanned="3" table:number-rows-spanned="1">
            <text:p>1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988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1">
          <table:table-cell/>
          <table:table-cell table:style-name="ce120"/>
          <table:table-cell table:style-name="ce125"/>
          <table:table-cell table:style-name="ce129" table:number-columns-repeated="5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988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22"/>
        </table:table-row>
        <table:table-row table:style-name="ro23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  <table:table-cell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27" office:value-type="string">
            <text:p>REG_DMS_CCP-113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7])" office:value-type="string" office:string-value="DMS/REG_DMS_CCP-113">
            <text:p>DMS/REG_DMS_CCP-113</text:p>
          </table:table-cell>
          <table:table-cell table:style-name="ce131" office:value-type="string">
            <text:p>Problem with the import of the version history for a node type nt: file</text:p>
          </table:table-cell>
          <table:table-cell table:style-name="ce116" office:value-type="string">
            <text:p>Step 1: Add Admin view </text:p>
          </table:table-cell>
          <table:table-cell table:style-name="ce116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34" office:value-type="string">
            <text:p>Edit drive successfully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 table:style-name="ce116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41"/>
          <table:table-cell table:style-name="ce143" table:number-columns-repeated="235"/>
          <table:table-cell table:style-name="ce146" table:number-columns-repeated="9"/>
        </table:table-row>
        <table:table-row table:style-name="ro25">
          <table:table-cell table:style-name="ce114"/>
          <table:table-cell table:style-name="ce27" office:value-type="string">
            <text:p>REG_DMS_CCP-113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8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2: Create nt:file</text:p>
          </table:table-cell>
          <table:table-cell table:style-name="ce116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34" office:value-type="string">
            <text:p>File is created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 table:style-name="ce116"/>
          <table:table-cell table:style-name="ce141"/>
          <table:table-cell table:style-name="ce143" table:number-columns-repeated="235"/>
          <table:table-cell table:style-name="ce146" table:number-columns-repeated="9"/>
        </table:table-row>
        <table:table-row table:style-name="ro31">
          <table:table-cell table:style-name="ce115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9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3: Add version for added document</text:p>
          </table:table-cell>
          <table:table-cell table:style-name="ce116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16" office:value-type="string">
            <text:p>There's Version 1 as based version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32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DMS&quot;;&quot;/&quot;;[.B10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4: Export node</text:p>
          </table:table-cell>
          <table:table-cell table:style-name="ce116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16" office:value-type="string">
            <text:p>Export action is done, 2 files are exported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18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DMS&quot;;&quot;/&quot;;[.B11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5: Delete node</text:p>
          </table:table-cell>
          <table:table-cell table:style-name="ce116" office:value-type="string">
            <text:p>Delete added nt:File</text:p>
          </table:table-cell>
          <table:table-cell table:style-name="ce116" office:value-type="string">
            <text:p>Node is deleted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32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DMS&quot;;&quot;/&quot;;[.B12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6: Import node</text:p>
          </table:table-cell>
          <table:table-cell table:style-name="ce116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16" office:value-type="string">
            <text:p>Import node successfully with its version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1" table:number-rows-repeated="18">
          <table:table-cell table:style-name="ce116" table:number-columns-repeated="9"/>
          <table:table-cell table:style-name="ce134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16"/>
          <table:table-cell table:style-name="ce134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16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21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878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1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878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2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878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1">
          <table:table-cell/>
          <table:table-cell table:style-name="ce119" office:value-type="string">
            <text:p>Total Main Cases:</text:p>
          </table:table-cell>
          <table:table-cell table:style-name="ce124" table:formula="of:=MAX([.A7:.A861])" office:value-type="float" office:value="5" table:number-columns-spanned="3" table:number-rows-spanned="1">
            <text:p>5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878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1">
          <table:table-cell/>
          <table:table-cell table:style-name="ce120"/>
          <table:table-cell table:style-name="ce125"/>
          <table:table-cell table:style-name="ce129" table:number-columns-repeated="5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878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790"/>
        </table:table-row>
        <table:table-row table:style-name="ro1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  <table:table-cell table:number-columns-repeated="769"/>
        </table:table-row>
        <table:table-row table:style-name="ro33">
          <table:table-cell table:style-name="ce115" office:value-type="float" office:value="1">
            <text:p>001</text:p>
          </table:table-cell>
          <table:table-cell table:style-name="ce27" office:value-type="string">
            <text:p>REG_DMS_CCP-311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7])" office:value-type="string" office:string-value="DMS/REG_DMS_CCP-311">
            <text:p>DMS/REG_DMS_CCP-311</text:p>
          </table:table-cell>
          <table:table-cell table:style-name="ce131" office:value-type="string">
            <text:p>Search by name using simple search in Site Explorer</text:p>
          </table:table-cell>
          <table:table-cell table:style-name="ce116" office:value-type="string">
            <text:p>Step 1: Create document to search</text:p>
          </table:table-cell>
          <table:table-cell table:style-name="ce116" office:value-type="string">
            <text:p>- Go to Site Explorer</text:p>
            <text:p>- Choose a drive and Create New Document.</text:p>
          </table:table-cell>
          <table:table-cell table:style-name="ce116" office:value-type="string">
            <text:p>New document is created successfully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 office:value-type="string">
            <text:p>Currently return no search result when search by name using simple search</text:p>
          </table:table-cell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33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1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table:formula="of:=CONCATENATE(&quot;DMS&quot;;&quot;/&quot;;[.B8])" office:value-type="string" office:string-value="DMS/REG_DMS_CCP-311">
            <text:p>DMS/REG_DMS_CCP-311</text:p>
          </table:table-cell>
          <table:table-cell table:style-name="ce116" office:value-type="string">
            <text:p>Search by name using simple search in Site Explorer</text:p>
          </table:table-cell>
          <table:table-cell table:style-name="ce116" office:value-type="string">
            <text:p>Step 2: Do searching</text:p>
          </table:table-cell>
          <table:table-cell table:style-name="ce212" office:value-type="string">
            <text:p>- In the Address bar research field, put the name of newly added document.</text:p>
            <text:p>- Click Search icon</text:p>
          </table:table-cell>
          <table:table-cell table:style-name="ce116" office:value-type="string">
            <text:p>Return new added document in the search result list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/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33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CCP-311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0" table:formula="of:=CONCATENATE(&quot;DMS&quot;;&quot;/&quot;;[.B9])" office:value-type="string" office:string-value="DMS/REG_DMS_CCP-311">
            <text:p>DMS/REG_DMS_CCP-311</text:p>
          </table:table-cell>
          <table:table-cell table:style-name="ce131" office:value-type="string">
            <text:p>Search by content using simple search in Site Explorer</text:p>
          </table:table-cell>
          <table:table-cell table:style-name="ce116" office:value-type="string">
            <text:p>Step 1: Create document to search</text:p>
          </table:table-cell>
          <table:table-cell table:style-name="ce116" office:value-type="string">
            <text:p>- Go to Site Explorer</text:p>
            <text:p>- Choose a drive and Create New Document.</text:p>
          </table:table-cell>
          <table:table-cell table:style-name="ce116" office:value-type="string">
            <text:p>New document is created successfully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 office:value-type="string">
            <text:p>Currently return no search result when search by content using simple search</text:p>
          </table:table-cell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25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11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0" table:formula="of:=CONCATENATE(&quot;DMS&quot;;&quot;/&quot;;[.B10])" office:value-type="string" office:string-value="DMS/REG_DMS_CCP-311">
            <text:p>DMS/REG_DMS_CCP-311</text:p>
          </table:table-cell>
          <table:table-cell table:style-name="ce116" office:value-type="string">
            <text:p>Search by content using simple search in Site Explorer</text:p>
          </table:table-cell>
          <table:table-cell table:style-name="ce116" office:value-type="string">
            <text:p>Step 2: Do searching</text:p>
          </table:table-cell>
          <table:table-cell table:style-name="ce212" office:value-type="string">
            <text:p>- In the Address bar research field, put the text in content of newly added document.</text:p>
            <text:p>- Click Search icon</text:p>
          </table:table-cell>
          <table:table-cell table:style-name="ce116" office:value-type="string">
            <text:p>Return new added document in the search result list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/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34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REG_DMS_CCP-331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11])" office:value-type="string" office:string-value="DMS/REG_DMS_CCP-331">
            <text:p>DMS/REG_DMS_CCP-331</text:p>
          </table:table-cell>
          <table:table-cell table:style-name="ce131" office:value-type="string">
            <text:p>Check deleting taxonomy tree from Site Explorer</text:p>
          </table:table-cell>
          <table:table-cell table:style-name="ce116" office:value-type="string">
            <text:p>Step 1: Create new taxonomy tree</text:p>
          </table:table-cell>
          <table:table-cell table:style-name="ce134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</text:span><text:span text:style-name="T8">to add </text:span><text:span text:style-name="T8">permission to </text:span><text:span text:style-name="T8">this </text:span><text:span text:style-name="T8">taxonomy,sel</text:span><text:span text:style-name="T8">ect any and </text:span><text:span text:style-name="T8">add all the </text:span><text:span text:style-name="T8">permissions(r</text:span><text:span text:style-name="T8">ead,remove...</text:span><text:span text:style-name="T8">)</text:span></text:p>
            <text:p><text:span text:style-name="T8">- Click on </text:span><text:span text:style-name="T8">save and then </text:span><text:span text:style-name="T8">next to add an </text:span><text:span text:style-name="T8">action to a </text:span><text:span text:style-name="T8">taxonomy(typ</text:span><text:span text:style-name="T8">e the name </text:span><text:span text:style-name="T8">and select </text:span><text:span text:style-name="T8">collaboration </text:span><text:span text:style-name="T8">as Target </text:span><text:span text:style-name="T8">workspace </text:span><text:span text:style-name="T8">and /sites </text:span><text:span text:style-name="T8">content/live/a</text:span><text:span text:style-name="T8">cme/categorie</text:span><text:span text:style-name="T8">s as Target </text:span><text:span text:style-name="T8">path) and </text:span><text:span text:style-name="T8">then click on </text:span><text:span text:style-name="T8">save.</text:span></text:p>
          </table:table-cell>
          <table:table-cell table:style-name="ce134" office:value-type="string">
            <text:p>Create new taxonomy tree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ECM-5409 </text:p>
          </table:table-cell>
          <table:table-cell table:style-name="ce141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41"/>
          <table:table-cell table:style-name="ce244" table:number-columns-repeated="235"/>
          <table:table-cell table:style-name="ce146" table:number-columns-repeated="9"/>
          <table:table-cell table:number-columns-repeated="768"/>
        </table:table-row>
        <table:table-row table:style-name="ro35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331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0" table:formula="of:=CONCATENATE(&quot;DMS&quot;;&quot;/&quot;;[.B12])" office:value-type="string" office:string-value="DMS/REG_DMS_CCP-331">
            <text:p>DMS/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116" office:value-type="string">
            <text:p>Step 2: Delete category</text:p>
          </table:table-cell>
          <table:table-cell table:style-name="ce213" office:value-type="string">
            <text:p>Go to site explorer and select sites management, under /acme/categories you will find the created category, try to delete this category</text:p>
          </table:table-cell>
          <table:table-cell table:style-name="ce134" office:value-type="string">
            <text:p>The category is deleted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ECM-5409 </text:p>
          </table:table-cell>
          <table:table-cell table:style-name="ce141" table:number-columns-repeated="2"/>
          <table:table-cell table:style-name="ce244" table:number-columns-repeated="235"/>
          <table:table-cell table:style-name="ce146" table:number-columns-repeated="9"/>
          <table:table-cell table:number-columns-repeated="768"/>
        </table:table-row>
        <table:table-row table:style-name="ro25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REG_DMS_CCP-393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13])" office:value-type="string" office:string-value="DMS/REG_DMS_CCP-393">
            <text:p>DMS/REG_DMS_CCP-393</text:p>
          </table:table-cell>
          <table:table-cell table:style-name="ce131" office:value-type="string">
            <text:p>Check if The day of the month in the calendar pop-up is translated to French</text:p>
          </table:table-cell>
          <table:table-cell table:style-name="ce206" office:value-type="string">
            <text:p>Step 1: Change language</text:p>
          </table:table-cell>
          <table:table-cell table:style-name="ce206" office:value-type="string">
            <text:p>Go to Language Setting &amp; select French to display</text:p>
          </table:table-cell>
          <table:table-cell table:style-name="ce221" office:value-type="string">
            <text:p>The site is displayed in French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25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0" table:formula="of:=CONCATENATE(&quot;DMS&quot;;&quot;/&quot;;[.B14])" office:value-type="string" office:string-value="DMS/REG_DMS_CCP-393">
            <text:p>DMS/REG_DMS_CCP-393</text:p>
          </table:table-cell>
          <table:table-cell table:style-name="ce116" office:value-type="string">
            <text:p>Check if The day of the month in the calendar pop-up is translated to French</text:p>
          </table:table-cell>
          <table:table-cell table:style-name="ce206" office:value-type="string">
            <text:p>Step 2: Check showing calendar popup in Site Explorer</text:p>
          </table:table-cell>
          <table:table-cell table:style-name="ce206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6" office:value-type="string">
            <text:p>- The day of the month in the calendar pop-up is well translated to French</text:p>
            <text:p>- The week is start by Sunday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33">
          <table:table-cell table:style-name="ce115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DMS_CCP-393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0" table:formula="of:=CONCATENATE(&quot;DMS&quot;;&quot;/&quot;;[.B15])" office:value-type="string" office:string-value="DMS/REG_DMS_CCP-393">
            <text:p>DMS/REG_DMS_CCP-393</text:p>
          </table:table-cell>
          <table:table-cell table:style-name="ce131" office:value-type="string">
            <text:p>Check the label of content-publishing validation form in French</text:p>
          </table:table-cell>
          <table:table-cell table:style-name="ce206" office:value-type="string">
            <text:p>Step 1: Create document</text:p>
          </table:table-cell>
          <table:table-cell table:style-name="ce206" office:value-type="string">
            <text:p>- Go to Site Explorer → Site Management</text:p>
            <text:p>- Select 1 folder &amp; add document</text:p>
          </table:table-cell>
          <table:table-cell table:style-name="ce221" office:value-type="string">
            <text:p>Create new document successfully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 office:value-type="string">
            <text:p>There're some errors in label in form in French</text:p>
          </table:table-cell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36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0" table:formula="of:=CONCATENATE(&quot;DMS&quot;;&quot;/&quot;;[.B16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206" office:value-type="string">
            <text:p>Step 2: Add action on document</text:p>
          </table:table-cell>
          <table:table-cell table:style-name="ce206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6" office:value-type="string">
            <text:p>Create new action successfully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33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0" table:formula="of:=CONCATENATE(&quot;DMS&quot;;&quot;/&quot;;[.B17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206" office:value-type="string">
            <text:p>Step 3: Execute action</text:p>
          </table:table-cell>
          <table:table-cell table:style-name="ce206" office:value-type="string">
            <text:p>Right click on above document &amp; select the name of has just been added action</text:p>
          </table:table-cell>
          <table:table-cell table:style-name="ce221" office:value-type="string">
            <text:p>The action on document is done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37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0" table:formula="of:=CONCATENATE(&quot;DMS&quot;;&quot;/&quot;;[.B18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206" office:value-type="string">
            <text:p>Step 4: Manage action</text:p>
          </table:table-cell>
          <table:table-cell table:style-name="ce206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6" office:value-type="string">
            <text:p>The Task Manager form is shown, all labels are well translated in French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1">
          <table:table-cell table:style-name="ce147" table:number-columns-repeated="2"/>
          <table:table-cell table:style-name="ce126"/>
          <table:table-cell table:style-name="ce147" table:number-columns-repeated="5"/>
          <table:table-cell table:style-name="ce134"/>
          <table:table-cell table:style-name="ce147" table:number-columns-repeated="247"/>
          <table:table-cell table:style-name="ce246" table:number-columns-repeated="768"/>
        </table:table-row>
        <table:table-row table:style-name="ro1" table:number-rows-repeated="36">
          <table:table-cell table:style-name="ce147" table:number-columns-repeated="8"/>
          <table:table-cell table:style-name="ce134"/>
          <table:table-cell table:style-name="ce147" table:number-columns-repeated="247"/>
          <table:table-cell table:style-name="ce246" table:number-columns-repeated="768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7"/>
          <table:table-cell table:style-name="ce207"/>
          <table:table-cell table:style-name="ce208"/>
          <table:table-cell table:style-name="ce222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58"/>
          <table:table-cell table:style-name="ce207"/>
          <table:table-cell table:style-name="ce214"/>
          <table:table-cell table:style-name="ce222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7"/>
          <table:table-cell table:style-name="ce207"/>
          <table:table-cell table:style-name="ce208"/>
          <table:table-cell table:style-name="ce222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8"/>
          <table:table-cell table:style-name="ce207"/>
          <table:table-cell table:style-name="ce203"/>
          <table:table-cell table:style-name="ce222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8"/>
          <table:table-cell table:style-name="ce207"/>
          <table:table-cell table:style-name="ce214"/>
          <table:table-cell table:style-name="ce211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9"/>
          <table:table-cell table:style-name="ce208" table:number-columns-repeated="2"/>
          <table:table-cell table:style-name="ce211"/>
          <table:table-cell table:style-name="ce13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0"/>
          <table:table-cell table:style-name="ce208"/>
          <table:table-cell table:style-name="ce203"/>
          <table:table-cell table:style-name="ce211"/>
          <table:table-cell table:style-name="ce13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1"/>
          <table:table-cell table:style-name="ce208"/>
          <table:table-cell table:style-name="ce203"/>
          <table:table-cell table:style-name="ce211"/>
          <table:table-cell table:style-name="ce13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2"/>
          <table:table-cell table:style-name="ce208"/>
          <table:table-cell table:style-name="ce203"/>
          <table:table-cell table:style-name="ce211"/>
          <table:table-cell table:style-name="ce22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1"/>
          <table:table-cell table:style-name="ce208"/>
          <table:table-cell table:style-name="ce203"/>
          <table:table-cell table:style-name="ce211"/>
          <table:table-cell table:style-name="ce22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2"/>
          <table:table-cell table:style-name="ce208"/>
          <table:table-cell table:style-name="ce203"/>
          <table:table-cell table:style-name="ce211"/>
          <table:table-cell table:style-name="ce22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208"/>
          <table:table-cell table:style-name="ce203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3">
          <table:table-cell table:style-name="ce148"/>
          <table:table-cell table:style-name="ce150"/>
          <table:table-cell table:style-name="ce153"/>
          <table:table-cell table:style-name="ce154"/>
          <table:table-cell table:style-name="ce165"/>
          <table:table-cell table:style-name="ce208"/>
          <table:table-cell table:style-name="ce165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6"/>
          <table:table-cell table:style-name="ce209"/>
          <table:table-cell table:style-name="ce215"/>
          <table:table-cell table:style-name="ce172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209"/>
          <table:table-cell table:style-name="ce216"/>
          <table:table-cell table:style-name="ce172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209"/>
          <table:table-cell table:style-name="ce217"/>
          <table:table-cell table:style-name="ce172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48"/>
          <table:table-cell table:style-name="ce154"/>
          <table:table-cell table:style-name="ce163"/>
          <table:table-cell table:style-name="ce208"/>
          <table:table-cell table:style-name="ce203"/>
          <table:table-cell table:style-name="ce21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208"/>
          <table:table-cell table:style-name="ce203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208"/>
          <table:table-cell table:style-name="ce203"/>
          <table:table-cell table:style-name="ce21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1"/>
          <table:table-cell table:style-name="ce208"/>
          <table:table-cell table:style-name="ce203"/>
          <table:table-cell table:style-name="ce211"/>
          <table:table-cell table:style-name="ce224"/>
          <table:table-cell table:style-name="ce227" table:number-columns-repeated="2"/>
          <table:table-cell table:style-name="ce228" table:number-columns-repeated="220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2"/>
          <table:table-cell table:style-name="ce208"/>
          <table:table-cell table:style-name="ce203"/>
          <table:table-cell table:style-name="ce211"/>
          <table:table-cell table:style-name="ce224"/>
          <table:table-cell table:style-name="ce227" table:number-columns-repeated="2"/>
          <table:table-cell table:style-name="ce228" table:number-columns-repeated="220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208"/>
          <table:table-cell table:style-name="ce203"/>
          <table:table-cell table:style-name="ce211"/>
          <table:table-cell table:style-name="ce224"/>
          <table:table-cell table:style-name="ce229" table:number-columns-repeated="222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9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8"/>
          <table:table-cell table:style-name="ce208"/>
          <table:table-cell table:style-name="ce165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6"/>
          <table:table-cell table:style-name="ce167"/>
          <table:table-cell table:style-name="ce218"/>
          <table:table-cell table:style-name="ce172"/>
          <table:table-cell table:style-name="ce224"/>
          <table:table-cell table:style-name="ce230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7" table:number-columns-repeated="2"/>
          <table:table-cell table:style-name="ce218"/>
          <table:table-cell table:style-name="ce172"/>
          <table:table-cell table:style-name="ce224"/>
          <table:table-cell table:style-name="ce230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6"/>
          <table:table-cell table:style-name="ce167"/>
          <table:table-cell table:style-name="ce219"/>
          <table:table-cell table:style-name="ce172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7" table:number-columns-repeated="2"/>
          <table:table-cell table:style-name="ce218"/>
          <table:table-cell table:style-name="ce172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7" table:number-columns-repeated="3"/>
          <table:table-cell table:style-name="ce172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9"/>
          <table:table-cell table:style-name="ce170"/>
          <table:table-cell table:style-name="ce219"/>
          <table:table-cell table:style-name="ce172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70" table:number-columns-repeated="2"/>
          <table:table-cell table:style-name="ce220"/>
          <table:table-cell table:style-name="ce172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48"/>
          <table:table-cell table:style-name="ce154"/>
          <table:table-cell table:style-name="ce163"/>
          <table:table-cell table:style-name="ce208"/>
          <table:table-cell table:style-name="ce203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5"/>
          <table:table-cell table:style-name="ce208"/>
          <table:table-cell table:style-name="ce165"/>
          <table:table-cell table:style-name="ce211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5"/>
          <table:table-cell table:style-name="ce171"/>
          <table:table-cell table:style-name="ce208"/>
          <table:table-cell table:style-name="ce203"/>
          <table:table-cell table:style-name="ce211"/>
          <table:table-cell table:style-name="ce224"/>
          <table:table-cell table:style-name="ce232" table:number-columns-repeated="3"/>
          <table:table-cell table:style-name="ce233" table:number-columns-repeated="219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5"/>
          <table:table-cell table:style-name="ce172" table:number-columns-repeated="3"/>
          <table:table-cell table:style-name="ce174"/>
          <table:table-cell table:style-name="ce224"/>
          <table:table-cell table:style-name="ce232" table:number-columns-repeated="3"/>
          <table:table-cell table:style-name="ce233" table:number-columns-repeated="219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3"/>
          <table:table-cell table:style-name="ce210"/>
          <table:table-cell table:style-name="ce165"/>
          <table:table-cell table:style-name="ce223"/>
          <table:table-cell table:style-name="ce224"/>
          <table:table-cell table:style-name="ce233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4" table:number-columns-repeated="3"/>
          <table:table-cell table:style-name="ce172"/>
          <table:table-cell table:style-name="ce224"/>
          <table:table-cell table:style-name="ce234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/>
          <table:table-cell table:style-name="ce172"/>
          <table:table-cell table:style-name="ce165"/>
          <table:table-cell table:style-name="ce211"/>
          <table:table-cell table:style-name="ce224"/>
          <table:table-cell table:style-name="ce234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2" table:number-columns-repeated="4"/>
          <table:table-cell table:style-name="ce224"/>
          <table:table-cell table:style-name="ce234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/>
          <table:table-cell table:style-name="ce172"/>
          <table:table-cell table:style-name="ce165"/>
          <table:table-cell table:style-name="ce211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2" table:number-columns-repeated="4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2" table:number-columns-repeated="4"/>
          <table:table-cell table:style-name="ce224"/>
          <table:table-cell table:style-name="ce236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/>
          <table:table-cell table:style-name="ce172"/>
          <table:table-cell table:style-name="ce165"/>
          <table:table-cell table:style-name="ce211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2" table:number-columns-repeated="4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2" table:number-columns-repeated="4"/>
          <table:table-cell table:style-name="ce224"/>
          <table:table-cell table:style-name="ce236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48"/>
          <table:table-cell table:style-name="ce154"/>
          <table:table-cell table:style-name="ce175"/>
          <table:table-cell table:style-name="ce208"/>
          <table:table-cell table:style-name="ce165"/>
          <table:table-cell table:style-name="ce211"/>
          <table:table-cell table:style-name="ce224"/>
          <table:table-cell table:style-name="ce237"/>
          <table:table-cell table:style-name="ce236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5"/>
          <table:table-cell table:style-name="ce208"/>
          <table:table-cell table:style-name="ce165"/>
          <table:table-cell table:style-name="ce211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202"/>
          <table:table-cell table:style-name="ce208"/>
          <table:table-cell table:style-name="ce203"/>
          <table:table-cell table:style-name="ce211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203"/>
          <table:table-cell table:style-name="ce208"/>
          <table:table-cell table:style-name="ce203"/>
          <table:table-cell table:style-name="ce211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1"/>
          <table:table-cell table:style-name="ce153"/>
          <table:table-cell table:style-name="ce154"/>
          <table:table-cell table:style-name="ce204"/>
          <table:table-cell table:style-name="ce211"/>
          <table:table-cell table:style-name="ce205"/>
          <table:table-cell table:style-name="ce211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1"/>
          <table:table-cell table:style-name="ce153"/>
          <table:table-cell table:style-name="ce154"/>
          <table:table-cell table:style-name="ce205"/>
          <table:table-cell table:style-name="ce211"/>
          <table:table-cell table:style-name="ce205"/>
          <table:table-cell table:style-name="ce211"/>
          <table:table-cell table:style-name="ce224"/>
          <table:table-cell table:style-name="ce164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1"/>
          <table:table-cell table:style-name="ce153"/>
          <table:table-cell table:style-name="ce154"/>
          <table:table-cell table:style-name="ce205"/>
          <table:table-cell table:style-name="ce211"/>
          <table:table-cell table:style-name="ce203"/>
          <table:table-cell table:style-name="ce205"/>
          <table:table-cell table:style-name="ce224"/>
          <table:table-cell table:style-name="ce164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202"/>
          <table:table-cell table:style-name="ce208"/>
          <table:table-cell table:style-name="ce203"/>
          <table:table-cell table:style-name="ce211"/>
          <table:table-cell table:style-name="ce224"/>
          <table:table-cell table:style-name="ce164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203"/>
          <table:table-cell table:style-name="ce208"/>
          <table:table-cell table:style-name="ce165"/>
          <table:table-cell table:style-name="ce211"/>
          <table:table-cell table:style-name="ce224"/>
          <table:table-cell table:style-name="ce164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202"/>
          <table:table-cell table:style-name="ce208"/>
          <table:table-cell table:style-name="ce165"/>
          <table:table-cell table:style-name="ce211"/>
          <table:table-cell table:style-name="ce224"/>
          <table:table-cell table:style-name="ce239"/>
          <table:table-cell table:style-name="ce243" table:number-columns-repeated="221"/>
          <table:table-cell table:style-name="ce24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203"/>
          <table:table-cell table:style-name="ce208"/>
          <table:table-cell table:style-name="ce203"/>
          <table:table-cell table:style-name="ce211"/>
          <table:table-cell table:style-name="ce224"/>
          <table:table-cell table:style-name="ce239"/>
          <table:table-cell table:style-name="ce243" table:number-columns-repeated="221"/>
          <table:table-cell table:style-name="ce24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202"/>
          <table:table-cell table:style-name="ce208"/>
          <table:table-cell table:style-name="ce203"/>
          <table:table-cell table:style-name="ce211"/>
          <table:table-cell table:style-name="ce224"/>
          <table:table-cell table:style-name="ce240"/>
          <table:table-cell table:style-name="ce227" table:number-columns-repeated="2"/>
          <table:table-cell table:style-name="ce228" table:number-columns-repeated="219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203" table:number-columns-repeated="3"/>
          <table:table-cell table:style-name="ce211"/>
          <table:table-cell table:style-name="ce224"/>
          <table:table-cell table:style-name="ce240"/>
          <table:table-cell table:style-name="ce227" table:number-columns-repeated="2"/>
          <table:table-cell table:style-name="ce228" table:number-columns-repeated="219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202"/>
          <table:table-cell table:style-name="ce208"/>
          <table:table-cell table:style-name="ce165"/>
          <table:table-cell table:style-name="ce211"/>
          <table:table-cell table:style-name="ce224"/>
          <table:table-cell table:style-name="ce240"/>
          <table:table-cell table:style-name="ce227" table:number-columns-repeated="2"/>
          <table:table-cell table:style-name="ce228" table:number-columns-repeated="219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203"/>
          <table:table-cell table:style-name="ce208" table:number-columns-repeated="3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/>
          <table:table-cell table:style-name="ce152" table:number-columns-repeated="2"/>
          <table:table-cell table:style-name="ce156" table:number-columns-repeated="5"/>
          <table:table-cell table:style-name="ce225"/>
          <table:table-cell table:style-name="ce235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52" table:number-columns-repeated="2"/>
          <table:table-cell table:style-name="ce156" table:number-columns-repeated="5"/>
          <table:table-cell table:style-name="ce225"/>
          <table:table-cell table:style-name="ce12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25" table:number-columns-repeated="2"/>
          <table:table-cell table:style-name="ce129" table:number-columns-repeated="5"/>
          <table:table-cell table:style-name="ce137"/>
          <table:table-cell table:style-name="ce125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1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972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1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972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2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972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3">
          <table:table-cell/>
          <table:table-cell table:style-name="ce119" office:value-type="string">
            <text:p>Total Main Cases:</text:p>
          </table:table-cell>
          <table:table-cell table:style-name="ce124" table:formula="of:=MAX([.A7:.A955])" office:value-type="float" office:value="11" table:number-columns-spanned="3" table:number-rows-spanned="1">
            <text:p>11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972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1">
          <table:table-cell/>
          <table:table-cell table:style-name="ce120"/>
          <table:table-cell table:style-name="ce125"/>
          <table:table-cell table:style-name="ce129" table:number-columns-repeated="2"/>
          <table:table-cell table:style-name="ce129" office:value-type="string">
            <text:p><text:s/></text:p>
          </table:table-cell>
          <table:table-cell table:style-name="ce129" table:number-columns-repeated="2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972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21"/>
        </table:table-row>
        <table:table-row table:style-name="ro23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</table:table-row>
        <table:table-row table:style-name="ro18">
          <table:table-cell table:style-name="ce115" office:value-type="float" office:value="1">
            <text:p>001</text:p>
          </table:table-cell>
          <table:table-cell table:style-name="ce27" office:value-type="string">
            <text:p>REG_DMS_CCP-40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401">
            <text:p>WCM/REG_DMS_CCP-401</text:p>
          </table:table-cell>
          <table:table-cell table:style-name="ce247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number-columns-repeated="245"/>
        </table:table-row>
        <table:table-row table:style-name="ro25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4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401">
            <text:p>WCM/REG_DMS_CCP-4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5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DMS-00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DMS-001">
            <text:p>WCM/REG_DMS_DMS-001</text:p>
          </table:table-cell>
          <table:table-cell table:style-name="ce247" office:value-type="string">
            <text:p>Check view metadata</text:p>
          </table:table-cell>
          <table:table-cell table:style-name="ce57" office:value-type="string">
            <text:p>Step 1: Add view for drive</text:p>
          </table:table-cell>
          <table:table-cell table:style-name="ce57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57" office:value-type="string">
            <text:p>Edit drive successfully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2: Go to Sites Explorer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, there're some view include Admin view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3: Add action</text:p>
          </table:table-cell>
          <table:table-cell table:style-name="ce57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57" office:value-type="string">
            <text:p>Action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4: Add document</text:p>
          </table:table-cell>
          <table:table-cell table:style-name="ce57" office:value-type="string">
            <text:p>- Add new nt:file document type or upload file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38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5: View metadata</text:p>
          </table:table-cell>
          <table:table-cell table:style-name="ce57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57" office:value-type="string">
            <text:p>Metadata infor of selecting document is displayed &amp; no error in console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33">
          <table:table-cell table:style-name="ce115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_DMS_DMS-002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DMS-002">
            <text:p>WCM/REG_DMS_DMS-002</text:p>
          </table:table-cell>
          <table:table-cell table:style-name="ce247" office:value-type="string">
            <text:p>Check deleting workspace after viewing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DMS-002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DMS-002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3: View workspace</text:p>
          </table:table-cell>
          <table:table-cell table:style-name="ce57" office:value-type="string">
            <text:p>- Keep the Add new repository form open</text:p>
            <text:p>- Click on the link of new added workspace</text:p>
          </table:table-cell>
          <table:table-cell table:style-name="ce57" office:value-type="string">
            <text:p>Information of selected workspace is displayed from step 1 to 3 as when you ad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DMS-002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4: Delete workspace</text:p>
          </table:table-cell>
          <table:table-cell table:style-name="ce57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57" office:value-type="string">
            <text:p>The workspac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33">
          <table:table-cell table:style-name="ce115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_DMS_DMS-00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DMS-003">
            <text:p>WCM/REG_DMS_DMS-003</text:p>
          </table:table-cell>
          <table:table-cell table:style-name="ce247" office:value-type="string">
            <text:p>Check change permission on a document</text:p>
          </table:table-cell>
          <table:table-cell table:style-name="ce57" office:value-type="string">
            <text:p>Step 1: Go to DMS Administration drive</text:p>
          </table:table-cell>
          <table:table-cell table:style-name="ce57" office:value-type="string">
            <text:p>- Login by admin</text:p>
            <text:p>- Go to Group/Sites Explorer/DMS Administration</text:p>
          </table:table-cell>
          <table:table-cell table:style-name="ce57" office:value-type="string">
            <text:p>DMS Administration driv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35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DMS-003</text:p>
          </table:table-cell>
          <table:table-cell table:style-name="ce12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2: Create document</text:p>
          </table:table-cell>
          <table:table-cell table:style-name="ce57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57" office:value-type="string">
            <text:p>Create new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DMS-003</text:p>
          </table:table-cell>
          <table:table-cell table:style-name="ce12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3: View permission of added document</text:p>
          </table:table-cell>
          <table:table-cell table:style-name="ce57" office:value-type="string">
            <text:p>- Select to view added document</text:p>
            <text:p>- Select Info tab</text:p>
            <text:p>- Click View Permissions</text:p>
          </table:table-cell>
          <table:table-cell table:style-name="ce57" office:value-type="string">
            <text:p>Permission form of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DMS-003</text:p>
          </table:table-cell>
          <table:table-cell table:style-name="ce12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4: Change permission on document</text:p>
          </table:table-cell>
          <table:table-cell table:style-name="ce57" office:value-type="string">
            <text:p>- Add a new permission, or edit /delete an existing one, and Save</text:p>
          </table:table-cell>
          <table:table-cell table:style-name="ce57" office:value-type="string">
            <text:p>Add/Edit/Delet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33">
          <table:table-cell table:style-name="ce115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48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481">
            <text:p>WCM/REG_DMS_CCP-481</text:p>
          </table:table-cell>
          <table:table-cell table:style-name="ce247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1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DMS_CCP-481</text:p>
          </table:table-cell>
          <table:table-cell table:style-name="ce12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481</text:p>
          </table:table-cell>
          <table:table-cell table:style-name="ce12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33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REG_DMS_CCP-484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484">
            <text:p>WCM/REG_DMS_CCP-484</text:p>
          </table:table-cell>
          <table:table-cell table:style-name="ce247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37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REG_DMS_CCP-40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403">
            <text:p>WCM/REG_DMS_CCP-403</text:p>
          </table:table-cell>
          <table:table-cell table:style-name="ce24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/>
          <table:table-cell table:number-columns-repeated="244"/>
        </table:table-row>
        <table:table-row table:style-name="ro35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40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403">
            <text:p>WCM/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3">
          <table:table-cell table:style-name="ce115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REG_DMS_CCP-44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449">
            <text:p>WCM/REG_DMS_CCP-449</text:p>
          </table:table-cell>
          <table:table-cell table:style-name="ce247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449</text:p>
          </table:table-cell>
          <table:table-cell table:style-name="ce12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37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449</text:p>
          </table:table-cell>
          <table:table-cell table:style-name="ce12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32">
          <table:table-cell table:style-name="ce115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_DMS_DMS-004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DMS-004">
            <text:p>WCM/REG_DMS_DMS-004</text:p>
          </table:table-cell>
          <table:table-cell table:style-name="ce247" office:value-type="string">
            <text:p>Check showing Vote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DMS-004</text:p>
          </table:table-cell>
          <table:table-cell table:style-name="ce12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DMS-004">
            <text:p>WCM/REG_DMS_DMS-004</text:p>
          </table:table-cell>
          <table:table-cell table:style-name="ce57" office:value-type="string">
            <text:p>Check showing Vote for Free layout web content</text:p>
          </table:table-cell>
          <table:table-cell table:style-name="ce57" office:value-type="string">
            <text:p>Step 2: Vote</text:p>
          </table:table-cell>
          <table:table-cell table:style-name="ce57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57" office:value-type="string">
            <text:p>Information of this vote is shown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32">
          <table:table-cell table:style-name="ce115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DMS_DMS-004</text:p>
          </table:table-cell>
          <table:table-cell table:style-name="ce126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DMS-004">
            <text:p>WCM/REG_DMS_DMS-004</text:p>
          </table:table-cell>
          <table:table-cell table:style-name="ce247" office:value-type="string">
            <text:p>Check showing Comment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DMS-004</text:p>
          </table:table-cell>
          <table:table-cell table:style-name="ce126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DMS-004">
            <text:p>WCM/REG_DMS_DMS-004</text:p>
          </table:table-cell>
          <table:table-cell table:style-name="ce57" office:value-type="string">
            <text:p>Check showing Comment for Free layout web content</text:p>
          </table:table-cell>
          <table:table-cell table:style-name="ce57" office:value-type="string">
            <text:p>Step 2: Comment</text:p>
          </table:table-cell>
          <table:table-cell table:style-name="ce57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57" office:value-type="string">
            <text:p>Comment text is shown at the en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_DMS_DMS-005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9])" office:value-type="string" office:string-value="WCM/REG_DMS_DMS-005">
            <text:p>WCM/REG_DMS_DMS-005</text:p>
          </table:table-cell>
          <table:table-cell table:style-name="ce247" office:value-type="string">
            <text:p>Check displaying title of form in Workflow Controller</text:p>
          </table:table-cell>
          <table:table-cell table:style-name="ce57" office:value-type="string">
            <text:p>Step 1: Show Workflow Controller</text:p>
          </table:table-cell>
          <table:table-cell table:style-name="ce57" office:value-type="string">
            <text:p>- Login</text:p>
            <text:p>- Choose acme site</text:p>
            <text:p>- Go to Workflow Controller page</text:p>
          </table:table-cell>
          <table:table-cell table:style-name="ce57" office:value-type="string">
            <text:p>Workflow Controller page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number-columns-repeated="245"/>
        </table:table-row>
        <table:table-row table:style-name="ro18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DMS-005</text:p>
          </table:table-cell>
          <table:table-cell table:style-name="ce126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CONCATENATE(&quot;WCM&quot;;&quot;/&quot;;[.B40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2: Check title of Holiday process start form</text:p>
          </table:table-cell>
          <table:table-cell table:style-name="ce57" office:value-type="string">
            <text:p>Click Manage Start in Action column at the line of holiday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DMS-005</text:p>
          </table:table-cell>
          <table:table-cell table:style-name="ce126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7" table:formula="of:=CONCATENATE(&quot;WCM&quot;;&quot;/&quot;;[.B41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3: Check title of Pay raise process start form</text:p>
          </table:table-cell>
          <table:table-cell table:style-name="ce57" office:value-type="string">
            <text:p>Click Manage Start in Action column at the line of Pay raise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" table:number-rows-repeated="24">
          <table:table-cell table:style-name="ce115"/>
          <table:table-cell/>
          <table:table-cell table:style-name="ce126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26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247" table:default-cell-style-name="Default"/>
        <table:table-row table:style-name="ro21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970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1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970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2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970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3">
          <table:table-cell/>
          <table:table-cell table:style-name="ce119" office:value-type="string">
            <text:p>Total Main Cases:</text:p>
          </table:table-cell>
          <table:table-cell table:style-name="ce124" table:formula="of:=MAX([.A7:.A953])" office:value-type="float" office:value="16" table:number-columns-spanned="3" table:number-rows-spanned="1">
            <text:p>16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970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1">
          <table:table-cell/>
          <table:table-cell table:style-name="ce120"/>
          <table:table-cell table:style-name="ce125"/>
          <table:table-cell table:style-name="ce129" table:number-columns-repeated="2"/>
          <table:table-cell table:style-name="ce129" office:value-type="string">
            <text:p><text:s/></text:p>
          </table:table-cell>
          <table:table-cell table:style-name="ce129" table:number-columns-repeated="2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970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21"/>
        </table:table-row>
        <table:table-row table:style-name="ro23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</table:table-row>
        <table:table-row table:style-name="ro25">
          <table:table-cell table:style-name="ce115" office:value-type="float" office:value="1">
            <text:p>001</text:p>
          </table:table-cell>
          <table:table-cell table:style-name="ce27" office:value-type="string">
            <text:p>REG_DMS_CCP-342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342">
            <text:p>WCM/REG_DMS_CCP-342</text:p>
          </table:table-cell>
          <table:table-cell table:style-name="ce247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Content Explorer → Managed Sites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number-columns-repeated="245"/>
        </table:table-row>
        <table:table-row table:style-name="ro32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Administration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Content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8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25">
          <table:table-cell table:style-name="ce11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REG_DMS_CCP-41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CCP-419">
            <text:p>WCM/REG_DMS_CCP-419</text:p>
          </table:table-cell>
          <table:table-cell table:style-name="ce247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Content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. It is not displayed on tag cloud anymor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25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48" office:value-type="string">
            <text:p>REG_DMS_CCP-523</text:p>
          </table:table-cell>
          <table:table-cell table:style-name="ce249" office:value-type="float" office:value="1">
            <text:p>001</text:p>
          </table:table-cell>
          <table:table-cell table:style-name="ce247" table:formula="of:=CONCATENATE(&quot;WCM&quot;;&quot;/&quot;;[.B17])" office:value-type="string" office:string-value="WCM/REG_DMS_CCP-523">
            <text:p>WCM/REG_DMS_CCP-523</text:p>
          </table:table-cell>
          <table:table-cell table:style-name="ce24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523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Content Explorer → Managed Sites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CCP-523</text:p>
          </table:table-cell>
          <table:table-cell table:style-name="ce12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35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CCP-523</text:p>
          </table:table-cell>
          <table:table-cell table:style-name="ce12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8">
          <table:table-cell table:style-name="ce11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7" office:value-type="string">
            <text:p>REG_DMS_CCP-508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CCP-508">
            <text:p>WCM/REG_DMS_CCP-508</text:p>
          </table:table-cell>
          <table:table-cell table:style-name="ce247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Content Explorer → Managed Sites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38">
          <table:table-cell table:style-name="ce115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508</text:p>
          </table:table-cell>
          <table:table-cell table:style-name="ce126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7" table:formula="of:=CONCATENATE(&quot;WCM&quot;;&quot;/&quot;;[.B22])" office:value-type="string" office:string-value="WCM/REG_DMS_CCP-508">
            <text:p>WCM/REG_DMS_CCP-508</text:p>
          </table:table-cell>
          <table:table-cell table:style-name="ce247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<text:span text:style-name="T9">- Go to </text:span><text:span text:style-name="T9">Content </text:span><text:span text:style-name="T9">Explorer → </text:span><text:span text:style-name="T9">Managed </text:span><text:span text:style-name="T9">Sites</text:span>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35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table:style-name="ce27" office:value-type="string">
            <text:p>REG_DMS_CCP-532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532">
            <text:p>WCM/REG_DMS_CCP-532</text:p>
          </table:table-cell>
          <table:table-cell table:style-name="ce247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<text:span text:style-name="T9">- Go to </text:span><text:span text:style-name="T9">Content </text:span><text:span text:style-name="T9">Explorer → </text:span><text:span text:style-name="T9">Managed </text:span><text:span text:style-name="T9">Sites</text:span>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532</text:p>
          </table:table-cell>
          <table:table-cell table:style-name="ce12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532">
            <text:p>WCM/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25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27" office:value-type="string">
            <text:p>REG_DMS_CCP-52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529">
            <text:p>WCM/REG_DMS_CCP-529</text:p>
          </table:table-cell>
          <table:table-cell table:style-name="ce247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Administrator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<text:span text:style-name="T9">- Go to </text:span><text:span text:style-name="T9">Content </text:span><text:span text:style-name="T9">Explorer → </text:span><text:span text:style-name="T9">Managed </text:span><text:span text:style-name="T9">Sites</text:span>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5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publish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1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5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3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5">
          <table:table-cell table:style-name="ce115" table:formula="of:=IF(VALUE(MID([.F36];6;FIND(&quot;:&quot;;[.F36];1)-FIND(&quot; &quot;;[.F36];1)-1))&gt;VALUE(MID([.F35];6;FIND(&quot;:&quot;;[.F35];1)-FIND(&quot; &quot;;[.F35];1)-1));&quot;&quot;;MAX([.A$7:.A35])+1)" office:value-type="float" office:value="8">
            <text:p>008</text:p>
          </table:table-cell>
          <table:table-cell table:style-name="ce27" office:value-type="string">
            <text:p>REG_DMS_CCP-529</text:p>
          </table:table-cell>
          <table:table-cell table:style-name="ce126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57" table:formula="of:=CONCATENATE(&quot;WCM&quot;;&quot;/&quot;;[.B36])" office:value-type="string" office:string-value="WCM/REG_DMS_CCP-529">
            <text:p>WCM/REG_DMS_CCP-529</text:p>
          </table:table-cell>
          <table:table-cell table:style-name="ce24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Administrator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<text:span text:style-name="T9">- Go to </text:span><text:span text:style-name="T9">Content </text:span><text:span text:style-name="T9">Explorer → </text:span><text:span text:style-name="T9">Managed </text:span><text:span text:style-name="T9">Sites</text:span>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5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CONCATENATE(&quot;WCM&quot;;&quot;/&quot;;[.B3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CONCATENATE(&quot;WCM&quot;;&quot;/&quot;;[.B4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CONCATENATE(&quot;WCM&quot;;&quot;/&quot;;[.B4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1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CONCATENATE(&quot;WCM&quot;;&quot;/&quot;;[.B4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CONCATENATE(&quot;WCM&quot;;&quot;/&quot;;[.B4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CONCATENATE(&quot;WCM&quot;;&quot;/&quot;;[.B4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5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CONCATENATE(&quot;WCM&quot;;&quot;/&quot;;[.B4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3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CONCATENATE(&quot;WCM&quot;;&quot;/&quot;;[.B4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9">
            <text:p>009</text:p>
          </table:table-cell>
          <table:table-cell table:style-name="ce27" office:value-type="string">
            <text:p>REG_DMS_CCP-51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47])" office:value-type="string" office:string-value="WCM/REG_DMS_CCP-511">
            <text:p>WCM/REG_DMS_CCP-511</text:p>
          </table:table-cell>
          <table:table-cell table:style-name="ce247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8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7" table:formula="of:=CONCATENATE(&quot;WCM&quot;;&quot;/&quot;;[.B48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Content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7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CONCATENATE(&quot;WCM&quot;;&quot;/&quot;;[.B49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3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CONCATENATE(&quot;WCM&quot;;&quot;/&quot;;[.B50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7">
          <table:table-cell table:style-name="ce11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CONCATENATE(&quot;WCM&quot;;&quot;/&quot;;[.B51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5">
          <table:table-cell table:style-name="ce115" table:formula="of:=IF(VALUE(MID([.F52];6;FIND(&quot;:&quot;;[.F52];1)-FIND(&quot; &quot;;[.F52];1)-1))&gt;VALUE(MID([.F51];6;FIND(&quot;:&quot;;[.F51];1)-FIND(&quot; &quot;;[.F51];1)-1));&quot;&quot;;MAX([.A$7:.A51])+1)" office:value-type="float" office:value="10">
            <text:p>010</text:p>
          </table:table-cell>
          <table:table-cell table:style-name="ce27" office:value-type="string">
            <text:p>REG_DMS_CCP-61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52])" office:value-type="string" office:string-value="WCM/REG_DMS_CCP-619">
            <text:p>WCM/REG_DMS_CCP-619</text:p>
          </table:table-cell>
          <table:table-cell table:style-name="ce247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Content Explorer → Managed Sites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7" table:formula="of:=CONCATENATE(&quot;WCM&quot;;&quot;/&quot;;[.B53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8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CONCATENATE(&quot;WCM&quot;;&quot;/&quot;;[.B54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18">
          <table:table-cell table:style-name="ce11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CONCATENATE(&quot;WCM&quot;;&quot;/&quot;;[.B55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37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CONCATENATE(&quot;WCM&quot;;&quot;/&quot;;[.B56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/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5">
          <table:table-cell table:style-name="ce115" table:formula="of:=IF(VALUE(MID([.F57];6;FIND(&quot;:&quot;;[.F57];1)-FIND(&quot; &quot;;[.F57];1)-1))&gt;VALUE(MID([.F56];6;FIND(&quot;:&quot;;[.F56];1)-FIND(&quot; &quot;;[.F56];1)-1));&quot;&quot;;MAX([.A$7:.A56])+1)" office:value-type="float" office:value="11">
            <text:p>011</text:p>
          </table:table-cell>
          <table:table-cell table:style-name="ce27" office:value-type="string">
            <text:p>REG_DMS_CCP-619</text:p>
          </table:table-cell>
          <table:table-cell table:style-name="ce126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7" table:formula="of:=CONCATENATE(&quot;WCM&quot;;&quot;/&quot;;[.B57])" office:value-type="string" office:string-value="WCM/REG_DMS_CCP-619">
            <text:p>WCM/REG_DMS_CCP-619</text:p>
          </table:table-cell>
          <table:table-cell table:style-name="ce247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Content Explorer → Managed Sites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8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CONCATENATE(&quot;WCM&quot;;&quot;/&quot;;[.B58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8">
          <table:table-cell table:style-name="ce11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CONCATENATE(&quot;WCM&quot;;&quot;/&quot;;[.B59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5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CONCATENATE(&quot;WCM&quot;;&quot;/&quot;;[.B60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33">
          <table:table-cell table:style-name="ce115" table:formula="of:=IF(VALUE(MID([.F61];6;FIND(&quot;:&quot;;[.F61];1)-FIND(&quot; &quot;;[.F61];1)-1))&gt;VALUE(MID([.F60];6;FIND(&quot;:&quot;;[.F60];1)-FIND(&quot; &quot;;[.F60];1)-1));&quot;&quot;;MAX([.A$7:.A60])+1)" office:value-type="float" office:value="12">
            <text:p>012</text:p>
          </table:table-cell>
          <table:table-cell table:style-name="ce27" office:value-type="string">
            <text:p>REG_DMS_CCP-52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1])" office:value-type="string" office:string-value="WCM/REG_DMS_CCP-521">
            <text:p>WCM/REG_DMS_CCP-521</text:p>
          </table:table-cell>
          <table:table-cell table:style-name="ce247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9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7" office:value-type="string">
            <text:p>REG_DMS_CCP-521</text:p>
          </table:table-cell>
          <table:table-cell table:style-name="ce126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7" table:formula="of:=CONCATENATE(&quot;WCM&quot;;&quot;/&quot;;[.B62])" office:value-type="string" office:string-value="WCM/REG_DMS_CCP-521">
            <text:p>WCM/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33">
          <table:table-cell table:style-name="ce115"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table:style-name="ce27" office:value-type="string">
            <text:p>REG_DMS_CCP-55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3])" office:value-type="string" office:string-value="WCM/REG_DMS_CCP-553">
            <text:p>WCM/REG_DMS_CCP-553</text:p>
          </table:table-cell>
          <table:table-cell table:style-name="ce247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37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7" office:value-type="string">
            <text:p>REG_DMS_CCP-553</text:p>
          </table:table-cell>
          <table:table-cell table:style-name="ce126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7" table:formula="of:=CONCATENATE(&quot;WCM&quot;;&quot;/&quot;;[.B64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Content Explorer → Managed Sites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5">
          <table:table-cell table:style-name="ce11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DMS_CCP-553</text:p>
          </table:table-cell>
          <table:table-cell table:style-name="ce126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CONCATENATE(&quot;WCM&quot;;&quot;/&quot;;[.B65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5">
          <table:table-cell table:style-name="ce115" table:formula="of:=IF(VALUE(MID([.F66];6;FIND(&quot;:&quot;;[.F66];1)-FIND(&quot; &quot;;[.F66];1)-1))&gt;VALUE(MID([.F65];6;FIND(&quot;:&quot;;[.F65];1)-FIND(&quot; &quot;;[.F65];1)-1));&quot;&quot;;MAX([.A$7:.A65])+1)" office:value-type="float" office:value="14">
            <text:p>014</text:p>
          </table:table-cell>
          <table:table-cell table:style-name="ce27" office:value-type="string">
            <text:p>REG_DMS_CCP-55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6])" office:value-type="string" office:string-value="WCM/REG_DMS_CCP-551">
            <text:p>WCM/REG_DMS_CCP-551</text:p>
          </table:table-cell>
          <table:table-cell table:style-name="ce24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<text:span text:style-name="T9">- Go to </text:span><text:span text:style-name="T9">Content </text:span><text:span text:style-name="T9">Explorer → </text:span><text:span text:style-name="T9">Managed </text:span><text:span text:style-name="T9">Sites</text:span></text:p>
            <text:p>- Select acme/web content/sites artifacts 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35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7" office:value-type="string">
            <text:p>REG_DMS_CCP-551</text:p>
          </table:table-cell>
          <table:table-cell table:style-name="ce126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7" table:formula="of:=CONCATENATE(&quot;WCM&quot;;&quot;/&quot;;[.B67])" office:value-type="string" office:string-value="WCM/REG_DMS_CCP-551">
            <text:p>WCM/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33">
          <table:table-cell table:style-name="ce115" table:formula="of:=IF(VALUE(MID([.F68];6;FIND(&quot;:&quot;;[.F68];1)-FIND(&quot; &quot;;[.F68];1)-1))&gt;VALUE(MID([.F67];6;FIND(&quot;:&quot;;[.F67];1)-FIND(&quot; &quot;;[.F67];1)-1));&quot;&quot;;MAX([.A$7:.A67])+1)" office:value-type="float" office:value="15">
            <text:p>015</text:p>
          </table:table-cell>
          <table:table-cell table:style-name="ce27" office:value-type="string">
            <text:p>REG_DMS_CCP-546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8])" office:value-type="string" office:string-value="WCM/REG_DMS_CCP-546">
            <text:p>WCM/REG_DMS_CCP-546</text:p>
          </table:table-cell>
          <table:table-cell table:style-name="ce247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Content Explorer → Managed Sites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5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7" office:value-type="string">
            <text:p>REG_DMS_CCP-546</text:p>
          </table:table-cell>
          <table:table-cell table:style-name="ce126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7" table:formula="of:=CONCATENATE(&quot;WCM&quot;;&quot;/&quot;;[.B69])" office:value-type="string" office:string-value="WCM/REG_DMS_CCP-546">
            <text:p>WCM/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2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3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6">
            <text:p>016</text:p>
          </table:table-cell>
          <table:table-cell table:style-name="ce27" office:value-type="string">
            <text:p>REG_DMS_CCP-546</text:p>
          </table:table-cell>
          <table:table-cell table:style-name="ce126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57" table:formula="of:=CONCATENATE(&quot;WCM&quot;;&quot;/&quot;;[.B70])" office:value-type="string" office:string-value="WCM/REG_DMS_CCP-546">
            <text:p>WCM/REG_DMS_CCP-546</text:p>
          </table:table-cell>
          <table:table-cell table:style-name="ce247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Content Explorer → Managed Sites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5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7" office:value-type="string">
            <text:p>REG_DMS_CCP-546</text:p>
          </table:table-cell>
          <table:table-cell table:style-name="ce126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CONCATENATE(&quot;WCM&quot;;&quot;/&quot;;[.B71])" office:value-type="string" office:string-value="WCM/REG_DMS_CCP-546">
            <text:p>WCM/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176" office:value-type="string" table:number-columns-spanned="4" table:number-rows-spanned="2">
            <text:p>DMS 2.5.x Regression Tests List on AIO</text:p>
          </table:table-cell>
          <table:covered-table-cell table:style-name="ce176"/>
          <table:covered-table-cell table:style-name="ce176"/>
          <table:covered-table-cell table:style-name="ce188"/>
          <table:table-cell table:style-name="ce188"/>
          <table:table-cell table:style-name="ce18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177"/>
          <table:covered-table-cell table:style-name="ce177"/>
          <table:covered-table-cell table:style-name="ce177"/>
          <table:covered-table-cell table:style-name="ce188"/>
          <table:table-cell table:style-name="ce188"/>
          <table:covered-table-cell table:style-name="ce191"/>
          <table:table-cell table:number-columns-repeated="1018"/>
        </table:table-row>
        <table:table-row table:style-name="ro27">
          <table:table-cell table:style-name="ce178" office:value-type="string">
            <text:p>Id</text:p>
          </table:table-cell>
          <table:table-cell table:style-name="ce178" office:value-type="string">
            <text:p>Product</text:p>
          </table:table-cell>
          <table:table-cell table:style-name="ce187" office:value-type="string">
            <text:p>Functionality</text:p>
          </table:table-cell>
          <table:table-cell table:style-name="ce187" office:value-type="string">
            <text:p>Bug summary</text:p>
          </table:table-cell>
          <table:table-cell table:style-name="ce187" office:value-type="string">
            <text:p>Product bugID</text:p>
          </table:table-cell>
          <table:covered-table-cell table:style-name="ce191"/>
          <table:table-cell table:number-columns-repeated="1018"/>
        </table:table-row>
        <table:table-row table:style-name="ro7">
          <table:table-cell table:style-name="ce48" office:value-type="string">
            <text:p>REG_DMS_CCP-11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189" office:value-type="string">
            <text:p>ECM-4483</text:p>
          </table:table-cell>
          <table:table-cell table:style-name="ce192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6" office:value-type="string">
            <text:p>1.6.1</text:p>
          </table:table-cell>
          <table:table-cell table:style-name="ce198" table:number-columns-repeated="244"/>
          <table:table-cell table:style-name="ce200" table:number-columns-repeated="773"/>
        </table:table-row>
        <table:table-row table:style-name="ro3">
          <table:table-cell table:style-name="ce179" office:value-type="string">
            <text:p>REG_DMS_CCP-311</text:p>
          </table:table-cell>
          <table:table-cell table:style-name="ce183" office:value-type="string">
            <text:p>DMS</text:p>
          </table:table-cell>
          <table:table-cell table:style-name="ce183" office:value-type="string">
            <text:p>Search</text:p>
          </table:table-cell>
          <table:table-cell table:style-name="ce179" office:value-type="string">
            <text:p>Add research for nodes in the simple search of File Explorer</text:p>
          </table:table-cell>
          <table:table-cell table:style-name="ce179" office:value-type="string">
            <text:p>ECM-5331</text:p>
          </table:table-cell>
          <table:table-cell table:style-name="ce193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6" office:value-type="string">
            <text:p>1.6.5</text:p>
          </table:table-cell>
          <table:table-cell table:style-name="ce197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331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</table:table-cell>
          <table:table-cell table:style-name="ce194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7" table:number-columns-repeated="245"/>
          <table:table-cell table:number-columns-repeated="773"/>
        </table:table-row>
        <table:table-row table:style-name="ro28">
          <table:table-cell table:style-name="ce27" office:value-type="string">
            <text:p>REG_DMS_CCP-393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<text:span text:style-name="T5">Secours Catholique : DMS tickets backport</text:span></text:p>
            <text:p><text:span text:style-name="T6">The day of the month in the calendar pop-up is not translated to French</text:span></text:p>
          </table:table-cell>
          <table:table-cell table:style-name="ce164" office:value-type="string">
            <text:p>ECM-5382</text:p>
          </table:table-cell>
          <table:table-cell table:style-name="ce194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401</text:p>
          </table:table-cell>
          <table:table-cell table:style-name="ce185" office:value-type="string">
            <text:p>ECM</text:p>
          </table:table-cell>
          <table:table-cell table:style-name="ce185" office:value-type="string">
            <text:p>ECM</text:p>
          </table:table-cell>
          <table:table-cell table:style-name="ce51" office:value-type="string">
            <text:p>Problem when double clicking on node in the file explorer (with IE7)</text:p>
          </table:table-cell>
          <table:table-cell table:style-name="ce51" office:value-type="string">
            <text:p>ECM-5450</text:p>
          </table:table-cell>
          <table:table-cell table:style-name="ce195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6" office:value-type="string">
            <text:p>1.6.6</text:p>
          </table:table-cell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DMS-00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4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4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4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4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4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DMS_CCP-4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27"/>
          <table:table-cell table:style-name="ce194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4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194" table:formula="of:=SUMPRODUCT((['Bugs_v1.6.6'.B$7:'Bugs_v1.6.6'.B$960]=[.$A15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194" table:formula="of:=SUMPRODUCT((['Bugs_v1.6.6'.B$7:'Bugs_v1.6.6'.B$960]=[.$A16])*(['Bugs_v1.6.6'.A$7:'Bugs_v1.6.6'.A$960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5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190" office:value-type="string">
            <text:p>WF-89</text:p>
          </table:table-cell>
          <table:table-cell table:style-name="ce194" table:formula="of:=SUMPRODUCT((['Bugs_v1.6.6'.B$7:'Bugs_v1.6.6'.B$960]=[.$A17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342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Check the name of document author</text:p>
          </table:table-cell>
          <table:table-cell table:style-name="ce51" office:value-type="string">
            <text:p>ECM-5440</text:p>
          </table:table-cell>
          <table:table-cell table:style-name="ce195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6" office:value-type="string">
            <text:p>1.6.7</text:p>
          </table:table-cell>
          <table:table-cell table:style-name="ce199" table:number-columns-repeated="244"/>
          <table:table-cell table:style-name="ce201" table:number-columns-repeated="773"/>
        </table:table-row>
        <table:table-row table:style-name="ro7">
          <table:table-cell table:style-name="ce27" office:value-type="string">
            <text:p>REG_DMS_CCP-4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194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4" table:formula="of:=SUMPRODUCT((['Bugs_v1.6.7'.B$7:'Bugs_v1.6.7'.B$959]=[.$A20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08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4" table:formula="of:=SUMPRODUCT((['Bugs_v1.6.7'.B$7:'Bugs_v1.6.7'.B$959]=[.$A21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3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4" table:formula="of:=SUMPRODUCT((['Bugs_v1.6.7'.B$7:'Bugs_v1.6.7'.B$959]=[.$A22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4" table:formula="of:=SUMPRODUCT((['Bugs_v1.6.7'.B$7:'Bugs_v1.6.7'.B$959]=[.$A23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29">
          <table:table-cell table:style-name="ce27" office:value-type="string">
            <text:p>REG_DMS_CCP-51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4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6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5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4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5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4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DMS_CCP-55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4" table:formula="of:=SUMPRODUCT((['Bugs_v1.6.7'.B$7:'Bugs_v1.6.7'.B$959]=[.$A28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46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4" table:formula="of:=SUMPRODUCT((['Bugs_v1.6.7'.B$7:'Bugs_v1.6.7'.B$959]=[.$A29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30">
          <table:table-cell table:style-name="ce180" office:value-type="string" table:number-columns-spanned="5" table:number-rows-spanned="1">
            <text:p>Total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4"/>
          <table:table-cell table:style-name="ce180" table:formula="of:=SUM([.F4:.F29])" office:value-type="float" office:value="33">
            <text:p>33</text:p>
          </table:table-cell>
          <table:table-cell table:style-name="ce181" table:number-columns-repeated="245"/>
          <table:table-cell table:number-columns-repeated="773"/>
        </table:table-row>
        <table:table-row table:style-name="ro1" table:number-rows-repeated="65507">
          <table:table-cell table:style-name="ce181" table:number-columns-repeated="251"/>
          <table:table-cell table:number-columns-repeated="77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0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1-01-03T10:14:09</dc:date>
    <meta:print-date>2008-06-17T00:45:47</meta:print-date>
    <dc:language>en-US</dc:language>
    <meta:editing-cycles>885</meta:editing-cycles>
    <meta:editing-duration>PT361H23M16S</meta:editing-duration>
    <meta:document-statistic meta:table-count="7" meta:cell-count="1652" meta:object-count="1"/>
    <meta:user-defined meta:name="Info 1"/>
    <meta:user-defined meta:name="Info 2"/>
    <meta:user-defined meta:name="Info 3"/>
    <meta:user-defined meta:name="Info 4"/>
  </office:meta>
</office:document-meta>
</file>